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565f" officeooo:paragraph-rsid="0016565f"/>
    </style:style>
    <style:style style:name="P2" style:family="paragraph" style:parent-style-name="Standard">
      <style:text-properties officeooo:rsid="000507a6" officeooo:paragraph-rsid="001b53e6"/>
    </style:style>
    <style:style style:name="P3" style:family="paragraph" style:parent-style-name="Standard">
      <style:text-properties officeooo:rsid="000507a6" officeooo:paragraph-rsid="0016565f"/>
    </style:style>
    <style:style style:name="P4" style:family="paragraph" style:parent-style-name="Standard">
      <style:text-properties officeooo:rsid="001b53e6" officeooo:paragraph-rsid="001b53e6"/>
    </style:style>
    <style:style style:name="P5" style:family="paragraph" style:parent-style-name="Standard">
      <style:text-properties fo:font-size="12pt" officeooo:rsid="001b53e6" officeooo:paragraph-rsid="001b53e6"/>
    </style:style>
    <style:style style:name="P6" style:family="paragraph" style:parent-style-name="Standard">
      <style:text-properties officeooo:rsid="001bddd2" officeooo:paragraph-rsid="001bddd2"/>
    </style:style>
    <style:style style:name="P7" style:family="paragraph" style:parent-style-name="Standard">
      <style:text-properties officeooo:rsid="0016565f" officeooo:paragraph-rsid="0016565f"/>
    </style:style>
    <style:style style:name="P8" style:family="paragraph" style:parent-style-name="Standard">
      <style:text-properties officeooo:rsid="001b53e6" officeooo:paragraph-rsid="001b53e6"/>
    </style:style>
    <style:style style:name="T1" style:family="text">
      <style:text-properties officeooo:rsid="0017aa6b"/>
    </style:style>
    <style:style style:name="T2" style:family="text">
      <style:text-properties officeooo:rsid="001b53e6"/>
    </style:style>
    <style:style style:name="T3" style:family="text">
      <style:text-properties officeooo:rsid="0016565f"/>
    </style:style>
    <style:style style:name="T4" style:family="text">
      <style:text-properties officeooo:rsid="001bddd2"/>
    </style:style>
    <style:style style:name="T5" style:family="text">
      <style:text-properties officeooo:rsid="001d4f5b"/>
    </style:style>
    <style:style style:name="T6" style:family="text">
      <style:text-properties officeooo:rsid="001e7d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 Description</text:p>
      <text:p text:style-name="P2">=========================<text:span text:style-name="T2">==============================================</text:span></text:p>
      <text:p text:style-name="P1">1. Functionality</text:p>
      <text:p text:style-name="P1">- Read from Image<text:span text:style-name="T1">s</text:span> &amp; Convert into <text:span text:style-name="T1">Text Docs</text:span></text:p>
      <text:p text:style-name="P1">- Possible Input: Any</text:p>
      <text:p text:style-name="P1">- <text:span text:style-name="T1">From Text Docs, convert into Output Docs with similar format as Base Doc (full_analysis_format)</text:span></text:p>
      <text:p text:style-name="P1">- Output:</text:p>
      <text:p text:style-name="P1"><text:tab/>+ Search input for words in Output Docs and print any line with any of these words</text:p>
      <text:p text:style-name="P1"><text:tab/>+ If no word found, print “Unable to answer.”</text:p>
      <text:p text:style-name="P1"/>
      <text:p text:style-name="P2">=========================<text:span text:style-name="T2">==============================================</text:span></text:p>
      <text:p text:style-name="P1">2. <text:span text:style-name="T2">Pipeline</text:span></text:p>
      <text:p text:style-name="P1">- <text:span text:style-name="T2">[Image] =&gt; [Text Docs] =&gt; &lt;Fixing Model&gt; =&gt; [Fixed Text Docs (1)]</text:span></text:p>
      <text:p text:style-name="P1">- <text:span text:style-name="T2">[Question] =&gt; &lt;Predict Goal Model&gt; =&gt; [Goal List (2)]</text:span></text:p>
      <text:p text:style-name="P1">- <text:span text:style-name="T2">[(1)] + [(2)] =&gt; &lt;Analysis Model&gt; =&gt; [Answer]</text:span></text:p>
      <text:p text:style-name="P1"/>
      <text:p text:style-name="P3">=========================<text:span text:style-name="T2">==============================================</text:span><text:span text:style-name="T3">3. Models</text:span></text:p>
      <text:p text:style-name="P1">- <text:span text:style-name="T1">Tesseract OCR: Document reading</text:span></text:p>
      <text:p text:style-name="P1">- <text:span text:style-name="T5">RNN, Bidirection Model: </text:span><text:span text:style-name="T6">Fixing Text</text:span></text:p>
      <text:p text:style-name="P1">- <text:span text:style-name="T1">RNN, </text:span><text:span text:style-name="T5">GRU, </text:span><text:span text:style-name="T4">Bidirection</text:span><text:span text:style-name="T1">: Text Analysi</text:span><text:span text:style-name="T4">s</text:span></text:p>
      <text:p text:style-name="P1">- <text:span text:style-name="T4">RNN, GRU Model: Goal Analysis</text:span></text:p>
      <text:p text:style-name="P1"/>
      <text:p text:style-name="P2">=========================<text:span text:style-name="T2">==============================================</text:span></text:p>
      <text:p text:style-name="P4">4. Train</text:p>
      <text:p text:style-name="P4">a, Fixing Model</text:p>
      <text:p text:style-name="P4">- Train input: Image<text:span text:style-name="T4">s</text:span></text:p>
      <text:p text:style-name="P4">- Transform: Text String/<text:span text:style-name="T6">Words</text:span></text:p>
      <text:p text:style-name="P4">- <text:span text:style-name="T4">Train output: Fixed Text </text:span><text:span text:style-name="T6">String/Words</text:span></text:p>
      <text:p text:style-name="P4">- <text:span text:style-name="T6">Transform: Fixed Text Docs</text:span></text:p>
      <text:p text:style-name="P4"/>
      <text:p text:style-name="P6">b, Predict Goal Model</text:p>
      <text:p text:style-name="P6">- Train input: <text:span text:style-name="T6">Text String/Questions/Sentences</text:span></text:p>
      <text:p text:style-name="P6">- Train output: Encoded Goal Lists (Bullets points of Base Doc)</text:p>
      <text:p text:style-name="P6"/>
      <text:p text:style-name="P6">c, Analysis Model</text:p>
      <text:p text:style-name="P6">- Train input: Fixed Text Docs</text:p>
      <text:p text:style-name="P6">- Train output: Output Docs</text:p>
      <text:p text:style-name="P6">- Filter input: Goal Lists</text:p>
      <text:p text:style-name="P6">- Final output: Answers</text:p>
      <text:p text:style-name="P4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2:53:24.714049645</meta:creation-date>
    <dc:date>2025-04-02T00:25:58.737458077</dc:date>
    <meta:editing-duration>PT45M47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34" meta:word-count="189" meta:character-count="1338" meta:non-whitespace-character-count="1181"/>
  </office:meta>
</office:document-meta>
</file>